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6pt" fo:font-weight="bold" officeooo:rsid="001e4d30"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officeooo:rsid="001e4d30" officeooo:paragraph-rsid="001e4d30"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6pt" fo:font-weight="bold" officeooo:rsid="001ff15f" officeooo:paragraph-rsid="001ff15f"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officeooo:rsid="001ff15f" officeooo:paragraph-rsid="001e4d30"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 fo:font-size="12pt" fo:font-weight="normal" officeooo:rsid="00247757" officeooo:paragraph-rsid="0024775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2b911a" officeooo:paragraph-rsid="002b911a"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2ccab7" officeooo:paragraph-rsid="002ccab7"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Arial" fo:font-size="12pt" fo:font-weight="normal" officeooo:rsid="002ccab7" officeooo:paragraph-rsid="002ccab7"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Arial" fo:font-size="12pt" fo:font-weight="normal" officeooo:rsid="002e950d" officeooo:paragraph-rsid="002e950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2e950d" officeooo:paragraph-rsid="002e950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2fd56a" officeooo:paragraph-rsid="002fd56a"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style:font-name="Arial" fo:font-size="12pt" fo:font-weight="normal" officeooo:rsid="002fd56a" officeooo:paragraph-rsid="002fd56a" style:font-size-asian="10.5pt" style:font-weight-asian="normal" style:font-size-complex="12pt" style:font-weight-complex="normal"/>
    </style:style>
    <style:style style:name="P13" style:family="paragraph" style:parent-style-name="Standard" style:list-style-name="L3">
      <style:paragraph-properties fo:text-align="justify" style:justify-single-word="false"/>
      <style:text-properties style:font-name="Arial" fo:font-size="12pt" fo:font-weight="normal" officeooo:rsid="0030c303" officeooo:paragraph-rsid="0030c30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30c303" officeooo:paragraph-rsid="0030c30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31e4ee" officeooo:paragraph-rsid="0031e4ee" style:font-size-asian="10.5pt" style:font-weight-asian="normal" style:font-size-complex="12pt" style:font-weight-complex="normal"/>
    </style:style>
    <style:style style:name="P16" style:family="paragraph" style:parent-style-name="Standard" style:list-style-name="L4">
      <style:paragraph-properties fo:text-align="justify" style:justify-single-word="false"/>
      <style:text-properties style:font-name="Arial" fo:font-size="12pt" fo:font-weight="normal" officeooo:rsid="0031e4ee" officeooo:paragraph-rsid="0031e4e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style="italic" fo:font-weight="normal" officeooo:rsid="00247757" officeooo:paragraph-rsid="00247757"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fo:break-before="page"/>
      <style:text-properties style:font-name="Arial" fo:font-size="12pt" fo:font-weight="normal" officeooo:rsid="00247757" officeooo:paragraph-rsid="00247757" style:font-size-asian="10.5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officeooo:rsid="0027ca2e" officeooo:paragraph-rsid="0027ca2e"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officeooo:rsid="0029abc5" officeooo:paragraph-rsid="0029abc5"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officeooo:rsid="0029fceb" officeooo:paragraph-rsid="0029fceb"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2cm" fo:margin-right="0cm" fo:text-align="justify" style:justify-single-word="false" fo:text-indent="0cm" style:auto-text-indent="false"/>
      <style:text-properties style:font-name="Arial" fo:font-size="12pt" fo:font-style="italic" fo:font-weight="normal" officeooo:rsid="00247757" officeooo:paragraph-rsid="00247757" style:font-size-asian="10.5pt" style:font-style-asian="italic" style:font-weight-asian="normal" style:font-size-complex="12pt" style:font-style-complex="italic" style:font-weight-complex="normal"/>
    </style:style>
    <style:style style:name="P23" style:family="paragraph" style:parent-style-name="Standard">
      <style:paragraph-properties fo:margin-left="2cm" fo:margin-right="0cm" fo:text-align="justify" style:justify-single-word="false" fo:text-indent="0cm" style:auto-text-indent="false"/>
      <style:text-properties style:font-name="Arial" fo:font-size="12pt" fo:font-style="normal" fo:font-weight="normal" officeooo:rsid="0025e02f" officeooo:paragraph-rsid="0025e02f"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2cm" fo:margin-right="0cm" fo:text-align="justify" style:justify-single-word="false" fo:text-indent="0cm" style:auto-text-indent="false"/>
      <style:text-properties style:font-name="Arial" fo:font-size="12pt" fo:font-style="normal" fo:font-weight="normal" officeooo:rsid="0027ca2e" officeooo:paragraph-rsid="0027ca2e"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2cm" fo:margin-right="0cm" fo:text-align="justify" style:justify-single-word="false" fo:text-indent="0cm" style:auto-text-indent="false"/>
      <style:text-properties style:font-name="Arial" fo:font-size="12pt" fo:font-style="normal" fo:font-weight="normal" officeooo:rsid="0029abc5" officeooo:paragraph-rsid="0029abc5"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2cm" fo:margin-right="0cm" fo:text-align="justify" style:justify-single-word="false" fo:text-indent="0cm" style:auto-text-indent="false"/>
      <style:text-properties style:font-name="Arial" fo:font-size="12pt" fo:font-style="normal" fo:font-weight="normal" officeooo:rsid="0029fceb" officeooo:paragraph-rsid="0029fceb" style:font-size-asian="10.5pt" style:font-style-asian="normal" style:font-weight-asian="normal" style:font-size-complex="12pt" style:font-style-complex="normal" style:font-weight-complex="normal"/>
    </style:style>
    <style:style style:name="P27" style:family="paragraph" style:parent-style-name="Table_20_Contents">
      <style:paragraph-properties fo:text-align="justify" style:justify-single-word="false"/>
      <style:text-properties style:font-name="Arial" fo:font-size="12pt" officeooo:rsid="0029fceb" officeooo:paragraph-rsid="0029fceb" style:font-size-asian="10.5pt" style:font-size-complex="12pt"/>
    </style:style>
    <style:style style:name="P28" style:family="paragraph" style:parent-style-name="Table_20_Contents">
      <style:paragraph-properties fo:text-align="justify" style:justify-single-word="false"/>
      <style:text-properties style:font-name="Arial" fo:font-size="12pt" officeooo:rsid="002b911a" officeooo:paragraph-rsid="002b911a" style:font-size-asian="10.5pt" style:font-size-complex="12pt"/>
    </style:style>
    <style:style style:name="T1" style:family="text">
      <style:text-properties officeooo:rsid="001e78f3"/>
    </style:style>
    <style:style style:name="T2" style:family="text">
      <style:text-properties officeooo:rsid="0021bef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27ca2e"/>
    </style:style>
    <style:style style:name="T6" style:family="text">
      <style:text-properties officeooo:rsid="0028c4e1"/>
    </style:style>
    <style:style style:name="T7" style:family="text">
      <style:text-properties officeooo:rsid="00320935"/>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Senac Niterói</text:p>
      <text:p text:style-name="P2">Projeto Integrador Módulo 6</text:p>
      <text:p text:style-name="P2">Documento de visão P<text:span text:style-name="T1">aixão </text:span><text:span text:style-name="T2">Tech</text:span></text:p>
      <text:p text:style-name="P2">Paulo Vitor da Silva Paixão</text:p>
      <text:p text:style-name="P4"/>
      <text:p text:style-name="P3"/>
      <text:p text:style-name="P3"/>
      <text:p text:style-name="P3"/>
      <text:p text:style-name="P5"/>
      <text:p text:style-name="P18">Sessão 1: Sistema de vendas de periféricos <text:span text:style-name="T3">gamer</text:span>.</text:p>
      <text:p text:style-name="P17"/>
      <text:p text:style-name="P17"><text:span text:style-name="T4">Sessão 2: Objetivo</text:span>.</text:p>
      <text:p text:style-name="P22"/>
      <text:p text:style-name="P23">Dentro do prazo de 38 dias, construir um sistema de vendas de periféricos gamer, tendo como principais produtos, teclados, mouses e cadeiras. Orçamento inicial <text:s/>de: R$ <text:span text:style-name="T5">5</text:span>00.000,00.</text:p>
      <text:p text:style-name="P23"/>
      <text:p text:style-name="P19">Sessão 3: Justificativa.</text:p>
      <text:p text:style-name="P19"/>
      <text:p text:style-name="P24">O mercado de periféricos gamer ainda não é tão consolidado no Brasil como é nos EUA por exemplo, principalmente por conta das altas taxas impostas sobre os produtos eletrônicos em nosso país. Mesmo com grandes concorrentes, pretendemos fazer um plano de negócio B2C, onde compramos no atacado, onde os produtos serão armazenados em galpões e vendidos a partir de nosso sistema de vendas para <text:span text:style-name="T6">o consumidor final em</text:span> localidades próximas <text:span text:style-name="T6">a Icaraí, Charitas e ingá por exemplo, oferecendo frete grátis para essas localidades e região.</text:span></text:p>
      <text:p text:style-name="P24"/>
      <text:p text:style-name="P20">Sessão 4: Descrição geral.</text:p>
      <text:p text:style-name="P20"/>
      <text:p text:style-name="P25">O sistema contará com página de cadastro, login e carrinho de compras. O cliente será capa de adicionar mais produtos ao carrinho, cancelar compra e retirar produtos do carrinho. A página com os produtos e carrinho, só serão disponibilizadas após a tela de login.</text:p>
      <text:p text:style-name="P25"/>
      <text:p text:style-name="P25"/>
      <text:p text:style-name="P21">Sessão 5: Equipe.</text:p>
      <text:p text:style-name="P21"/>
      <text:p text:style-name="P21"/>
      <table:table table:name="Tabela1" table:style-name="Tabela1">
        <table:table-column table:style-name="Tabela1.A" table:number-columns-repeated="2"/>
        <table:table-row table:style-name="TableLine1912762550048">
          <table:table-cell table:style-name="Tabela1.A1" office:value-type="string">
            <text:p text:style-name="P27">Nome</text:p>
          </table:table-cell>
          <table:table-cell table:style-name="Tabela1.B1" office:value-type="string">
            <text:p text:style-name="P27">Papel</text:p>
          </table:table-cell>
        </table:table-row>
        <table:table-row table:style-name="TableLine1912762550048">
          <table:table-cell table:style-name="Tabela1.A2" office:value-type="string">
            <text:p text:style-name="P27">Paulo Vitor da Silva Paixão</text:p>
          </table:table-cell>
          <table:table-cell table:style-name="Tabela1.B2" office:value-type="string">
            <text:p text:style-name="P27">Scrum master</text:p>
          </table:table-cell>
        </table:table-row>
        <table:table-row table:style-name="TableLine1912762550048">
          <table:table-cell table:style-name="Tabela1.A2" office:value-type="string">
            <text:p text:style-name="P27">Paulo Vitor da Silva Paixão</text:p>
          </table:table-cell>
          <table:table-cell table:style-name="Tabela1.B2" office:value-type="string">
            <text:p text:style-name="P27">Dono do produto</text:p>
          </table:table-cell>
        </table:table-row>
        <table:table-row table:style-name="TableLine1912762550048">
          <table:table-cell table:style-name="Tabela1.A2" office:value-type="string">
            <text:p text:style-name="P27">Paulo Vitor da Silva Paixão</text:p>
          </table:table-cell>
          <table:table-cell table:style-name="Tabela1.B2" office:value-type="string">
            <text:p text:style-name="P27">Programador</text:p>
          </table:table-cell>
        </table:table-row>
        <table:table-row table:style-name="TableLine1912762550048">
          <table:table-cell table:style-name="Tabela1.A2" office:value-type="string">
            <text:p text:style-name="P27">Paulo Vitor da Silva Paixão</text:p>
          </table:table-cell>
          <table:table-cell table:style-name="Tabela1.B2" office:value-type="string">
            <text:p text:style-name="P27">Designer</text:p>
          </table:table-cell>
        </table:table-row>
      </table:table>
      <text:p text:style-name="P26"/>
      <text:p text:style-name="P26"/>
      <text:p text:style-name="P6">Sessão 6: Partes interessadas.</text:p>
      <text:p text:style-name="P6"/>
      <table:table table:name="Tabela2" table:style-name="Tabela2">
        <table:table-column table:style-name="Tabela2.A" table:number-columns-repeated="2"/>
        <table:table-row table:style-name="TableLine1912762551408">
          <table:table-cell table:style-name="Tabela2.A1" office:value-type="string">
            <text:p text:style-name="P28">Paulo Vitor da Silva Paixão</text:p>
          </table:table-cell>
          <table:table-cell table:style-name="Tabela2.B1" office:value-type="string">
            <text:p text:style-name="P28">Scrum master do projeto, único investidor e responsável por todo o projeto. Tem como objetivo, garantir a funcionalidade do projeto de acordo com o requisitado.</text:p>
          </table:table-cell>
        </table:table-row>
        <table:table-row table:style-name="TableLine1912762551408">
          <table:table-cell table:style-name="Tabela2.A2" office:value-type="string">
            <text:p text:style-name="P28">Usuário final</text:p>
          </table:table-cell>
          <table:table-cell table:style-name="Tabela2.B2" office:value-type="string">
            <text:p text:style-name="P28">Interessado em avaliar todas as partes do projeto. Ele será o responsável pela avaliação final.</text:p>
          </table:table-cell>
        </table:table-row>
      </table:table>
      <text:p text:style-name="P6"/>
      <text:p text:style-name="P7">Sessão 7: Premissas.</text:p>
      <text:p text:style-name="P7"/>
      <text:list xml:id="list2245832709" text:style-name="L1">
        <text:list-item>
          <text:p text:style-name="P8"><text:soft-page-break/>Para que o sistema possa ser testado em uma máquina, é necessário que o XAMPP esteja instalado.</text:p>
          <text:p text:style-name="P8"/>
        </text:list-item>
        <text:list-item>
          <text:p text:style-name="P9">Assumi que o sistema será entregue até 25/01/2022 conforme o prazo.</text:p>
          <text:p text:style-name="P9"/>
        </text:list-item>
      </text:list>
      <text:p text:style-name="P10"/>
      <text:p text:style-name="P11">Sessão 8: Restrições.</text:p>
      <text:p text:style-name="P11"/>
      <text:list xml:id="list627546449" text:style-name="L2">
        <text:list-item>
          <text:list>
            <text:list-item>
              <text:list>
                <text:list-item>
                  <text:list>
                    <text:list-item>
                      <text:p text:style-name="P12">O prazo de entrega do sistema é até o dia 25 de janeiro de 2022, não será permitida a entrega após o prazo.</text:p>
                      <text:p text:style-name="P12"/>
                    </text:list-item>
                    <text:list-item>
                      <text:p text:style-name="P12">O sistema deverá ser desenvolvido apenas por 1 programador, participações externas não serão aceitas.</text:p>
                      <text:p text:style-name="P12"/>
                    </text:list-item>
                  </text:list>
                </text:list-item>
              </text:list>
            </text:list-item>
          </text:list>
        </text:list-item>
      </text:list>
      <text:p text:style-name="P11">Sessão 9: Escopo excluído.</text:p>
      <text:p text:style-name="P11"/>
      <text:list xml:id="list4038655521" text:style-name="L3">
        <text:list-item>
          <text:list>
            <text:list-item>
              <text:list>
                <text:list-item>
                  <text:list>
                    <text:list-item>
                      <text:p text:style-name="P13">Produtos razer não fazem parte do nosso catálogo de produtos.</text:p>
                    </text:list-item>
                  </text:list>
                </text:list-item>
              </text:list>
            </text:list-item>
          </text:list>
        </text:list-item>
      </text:list>
      <text:p text:style-name="P14"/>
      <text:p text:style-name="P15">Sessão 10: Riscos preliminares.</text:p>
      <text:p text:style-name="P15"/>
      <text:list xml:id="list677698710" text:style-name="L4">
        <text:list-item>
          <text:list>
            <text:list-item>
              <text:list>
                <text:list-item>
                  <text:list>
                    <text:list-item>
                      <text:p text:style-name="P16">Possível instabilidade de conexão com a internet podem comprometer o andamento do sistema de vendas, sendo assim, caso aconteça, recorrer a unidade <text:span text:style-name="T7">e entrar em contato com o serviço de internet o mais rápido possível.</text:span></text:p>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3T03:08:07.999000000</dc:date>
    <meta:editing-duration>PT36M59S</meta:editing-duration>
    <meta:editing-cycles>16</meta:editing-cycles>
    <meta:generator>LibreOffice/7.1.4.2$Windows_X86_64 LibreOffice_project/a529a4fab45b75fefc5b6226684193eb000654f6</meta:generator>
    <meta:document-statistic meta:table-count="2" meta:image-count="0" meta:object-count="0" meta:page-count="3" meta:paragraph-count="41" meta:word-count="407" meta:character-count="2448" meta:non-whitespace-character-count="2087"/>
  </office:meta>
</office:document-meta>
</file>